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QUINTO SANABRIA, EL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52429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RAMON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851087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QUINTO SANABRIA, ELS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52429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633992</text:p>
          </table:table-cell>
          <table:table-cell table:style-name="Tabla2.D3" office:value-type="string">
            <text:p text:style-name="P17">60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17:37:0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